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style:font-name="Courier 10 Pitch"/>
    </style:style>
    <style:style style:name="P2" style:family="paragraph" style:parent-style-name="Text_20_body" style:list-style-name="L1">
      <style:text-properties style:font-name="Courier 10 Pitch" fo:font-weight="bold" style:font-weight-asian="bold" style:font-weight-complex="bold"/>
    </style:style>
    <style:style style:name="P3" style:family="paragraph" style:parent-style-name="Text_20_body">
      <style:paragraph-properties fo:text-align="center" style:justify-single-word="false"/>
      <style:text-properties style:font-name="Courier 10 Pitch" fo:font-size="16pt" fo:font-weight="bold" style:font-size-asian="16pt" style:font-weight-asian="bold" style:font-size-complex="16pt" style:font-weight-complex="bold"/>
    </style:style>
    <style:style style:name="T1" style:family="text">
      <style:text-properties officeooo:rsid="00105a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conomics</text:p>
      <text:list xml:id="list986652119336277527" text:style-name="L1">
        <text:list-item>
          <text:p text:style-name="P2">Make tax evasion serious crime: SIT</text:p>
          <text:p text:style-name="P1">Tax evasion needs to be mad a serious “criminal offence” to force foreign countries to reveal names and account details of Indians stashing illicit wealth abroad.</text:p>
          <text:p text:style-name="P1">Currently, tax evasion and foreign exchange violations <text:span text:style-name="T1">are dealt under laws that are civil in nature and do no have criminal proceedings attached. One reason is that, if tax crimes remain civil in nature, the foreign governments will not cooper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00:20:40.363284366</meta:creation-date>
    <meta:generator>LibreOffice/4.3.2.2$Linux_X86_64 LibreOffice_project/430m0$Build-2</meta:generator>
    <dc:date>2014-12-18T22:21:48.334221944</dc:date>
    <meta:editing-duration>PT12M55S</meta:editing-duration>
    <meta:editing-cycles>12</meta:editing-cycles>
    <meta:document-statistic meta:table-count="0" meta:image-count="0" meta:object-count="0" meta:page-count="1" meta:paragraph-count="4" meta:word-count="74" meta:character-count="456" meta:non-whitespace-character-count="387"/>
  </office:meta>
</office:document-meta>
</file>